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10_5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10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1894</text:p>
      <text:p text:style-name="P2">Month<text:tab/><text:tab/><text:tab/><text:tab/><text:tab/><text:tab/></text:p>
      <text:p text:style-name="P2">Year<text:tab/><text:tab/><text:tab/><text:tab/><text:tab/><text:tab/>1894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8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[Letterhead]</text:p>
      <text:p text:style-name="P6">S. MORAIS,/</text:p>
      <text:p text:style-name="P6">546 N. FIFTH STREET,/</text:p>
      <text:p text:style-name="P6">PHILADELPHIA, PA./</text:p>
      <text:p text:style-name="P6"/>
      <text:p text:style-name="P5">[Front Cover]</text:p>
      <text:p text:style-name="P7">94/</text:p>
      <text:p text:style-name="P6">The same lecture, recast, shortened/</text:p>
      <text:p text:style-name="P6">&amp; somewhat improved upon./</text:p>
      <text:p text:style-name="P6"/>
      <text:p text:style-name="P5">[Page 1]</text:p>
      <text:p text:style-name="P5">The story is old, very old; so is nature exceedingly/ old, but who that possesses an appreciative soul/ ever tires in contemplating nature's beauties?--so varied,/ so manifold are the glories it exhibits, that it may/ truly be said in the language in our ritual: God reneweth/ every day the wonders of His creation. <text:s/>Still, there/ exist nearer objects of a greater attraction than even/ the sublime handiwork of the Eternal Lord, manifested/ in the starry firmament. <text:s/>Those objects of the profound-/-est admiration are men and women at the portals of/ whose hearts vice lies in ambush to no purpose--/ men and women whose hearts are steeled against the/ furthest approach of wickedness. <text:s/>May I not/ sin of impiety, when in the face of such incidents as/ have earned the founder of our people the title of/ "friend of God," I venture to say that if the first/ book of our Torah had transmitted to posterity only/ the narrative of the sterling virtues of one of Abra-/-ham's descendants, it would have deserved our homage;/ our everlasting <text:soft-page-break/>gratitude. <text:s/>Let me show in part, for/ the special instruction of Jewish youths, the/ grandeur of that character./</text:p>
      <text:p text:style-name="P5"/>
      <text:p text:style-name="P5">[Page 2]</text:p>
      <text:p text:style-name="P5">This morning we are admitted into a family/ circle. <text:s/>There sits the aged father, whose brow/ early cares have furrowed. <text:s/>When young, he had become/ the object of the fondest love to a mother indiscreet-/-ly partial. <text:s/>His obedience to her order, involving/ the perversion of truth, made him an exile from the/ home in which his affections were centred. <text:s/>In/ manhood, avarice, which like horse leach <text:span text:style-name="T2">of</text:span><text:span text:style-name="T3"> described/ in the book of Proverbs, incessantly cries [Hebrew]/ "give, give", stood up against him to hinder/ his temporal progress. <text:s/>When after exposure/ to draught[sic!] in the day and frost in the night; after/ having been overreached ten times by the greed of an/ unnatural relative, he gained a competence through/ means not approvable but excusable under provoking/ circumstances, he travelled to hail again the country/ of his birth, he met what overwhelmed him with/ dread. <text:s/>The brother he had once offended might/ wreak the vengeance which he had matured in/ his bosom. <text:s/>When that danger was overcome by/ a Divine interposition that softened the heart of Esau,/ he suffered shame and peril and horror by the/ abduction of his only daughter and the cruel revenge/ taken by two of his sons./</text:span></text:p>
      <text:p text:style-name="P5"><text:span text:style-name="T3"/></text:p>
      <text:p text:style-name="P5"><text:span text:style-name="T3">[Page 3]</text:span></text:p>
      <text:p text:style-name="P5"><text:span text:style-name="T3">He had almost arrived at the threshhold[sic!] of the parent-/-al dwelling, where he hoped to meet joy, when the/ sorest of domestic afflictions was awaiting him./ <text:s/>The woman whose love had sweetened his toil and/ made drudgery a pleasure, was prematurely torn/ from his arms by the messenger of death. <text:s/>Yet, time/ that heals our wounds, had become a restorative also/ to Jacob in his declining age. <text:s/>Humanly speaking,/ the hoary patriarch might then have enjoyed a/ state of serenity to the end of life, if one of the basest/ passions that man can harbor in his breast, had not/ disturbed the harmony of his household--envy [Hebrew]/ [Hebrew] "Rottenness to the bones is envy" writes our/ moralist. <text:s/></text:span><text:span text:style-name="T2">A passionate disposition</text:span><text:span text:style-name="T3"> Pride is/ despicable, still while in a latent state, it may/ gratify the silly individual who is flushed with it,/ and do no actual harm to his fellow-creatures./ <text:s/>An </text:span><text:span text:style-name="T2">passionate</text:span><text:span text:style-name="T3"> irritable disposition is very reprehensible. <text:s/>It/ may, when bursting </text:span><text:span text:style-name="T2">forth</text:span><text:span text:style-name="T3"> into a furious temper, tear asunder the most/ sacred ties, nevertheless there may exist with it/ generous impulses and by gentle reasoning and swavity[sic!]/ of manners the evil disposition may be brought under control./</text:span></text:p>
      <text:p text:style-name="P5"><text:span text:style-name="T3"/></text:p>
      <text:p text:style-name="P5"><text:span text:style-name="T3">[Page 4]</text:span></text:p>
      <text:p text:style-name="P5"><text:span text:style-name="T3">But envy, even in a passive state, shows its/ pernicious effects. <text:s/>Have you ever observed in/ summer nights the feather winged moth, whirling/ round the flame, which will at last consume it?/ <text:s/>Even like it is envy. <text:s/>Aye: rotteness[sic!] to the bones,/ as Solomon calls it. <text:s/>Woe to the mind poisoned with/ it, woe to the unfortunate being against whom/ envy levels its arrows. <text:s/>It was measurably/ pardonable in Jacob to show Joseph a higher/ degree of affection over the rest of his children. <text:s/>Joseph/ was the son anxiously looked for, prayfully[sic!] asked/ for by his dear Rachel, and now that she lay/ in her grave, ti seemed as if a twofold spring of/ life ran through the child's veins. <text:s/>It seemed/ as if he claimed a double portion of affection. <text:s/>And,/ as it naturally happens when we love strongly,/ Jacob imagined that the object on bestowed the ten-/-derest care was so perfect, as to call forth in every/ one the feelings which he cherished. <text:s/>So did the fond/ parent believe, when he gave Joseph tokens of his/ predilection. <text:s/>Most sensibly have the Talmudists/ recommended that fathers and mothers will never openly/ show a preference of a child over their other children./ <text:s/>[Hebrew]/</text:span></text:p>
      <text:p text:style-name="P5"><text:span text:style-name="T3"/></text:p>
      <text:p text:style-name="P5"><text:span text:style-name="T3">[Page 5]</text:span></text:p>
      <text:p text:style-name="P5"><text:span text:style-name="T3">Jacob did not know that his indiscretion sowed/ the seeds of his own misfortune. <text:s/>Joseph so obviously/ preferred had not been loth to show some degree of/ superiority. <text:s/>In fact, his dreams, humanly speaking, were/ a manifestation of the ideas which he entertained./ <text:s/>To prove that it was so, I have the </text:span><text:soft-page-break/><text:span text:style-name="T3">support of the/ Sages who hold that dreams are mostly the reflect-/-ion of our thoughts. <text:s/>For, say they, a person will not/ be likely to see in his sleep, a </text:span><text:span text:style-name="T2">field sowed with gold</text:span><text:span text:style-name="T3"> golden date tree </text:span><text:span text:style-name="T2">of</text:span><text:span text:style-name="T3">/ nor an elephant </text:span><text:span text:style-name="T2">going</text:span><text:span text:style-name="T3"> passing </text:span><text:span text:style-name="T2">with</text:span><text:span text:style-name="T3"> through the eye of a needle. <text:s/>All/ remember the sorrowful sequel of a youth's ambitious notions./ <text:s/>But "there's a Divinity that shapes our ends, rough/ hue them how we will," said the greatest of English poets./ <text:s/>The Sovereign mind that guides earthly events, had/ discovered in the envied lad a man fit to rule a nation,/ lead chiefs by his sagacity and teach senators wisdom/ [Hebrew]--[Hebrew]/ How puny, how utterly insignificant are man's designs against/ the will of the Omnipotent! <text:s/>The lad that envy had/ marked out for its victim, the lad whom envy would/ have humbled to the earth, was he that God discovered/ as the fittest to wear the badge of mobility, a crown of/ glory that righteousness weaves for those who fol-/-low her directions. <text:s/>Joseph was the impersonation of righteousness./</text:span></text:p>
      <text:p text:style-name="P5"><text:span text:style-name="T3"/></text:p>
      <text:p text:style-name="P5"><text:span text:style-name="T3">[Page 6]</text:span></text:p>
      <text:p text:style-name="P5"><text:span text:style-name="T3">How many of us, seeing ourselves the target of rank-/-ling ill-will, mere chattel in the hand of slave/ traders, falsely accused, unjustly imprisoned, compelled/ to exchange an existence--the sweetest in the embrace/ of a most loving father--for an existence of suffering/ and contumely, might have rebelled and denied that/ Providence watches over human affairs. <text:s/>Joseph under/ his woeful trials might have conceived the idea that/ falsehood yields delicious fruits, truth bitter adversities;/ that cunning is profitable, honesty calls for stripes./ <text:s/>Terrible may have been the seductions inciting to wrong./ <text:s/>But they lost all power when seeking to master one/ who had made a covenant with the fear of the Lord./ <text:s/>[Hebrew] "How can I do this great/ evil and sing against God?" <text:s/>While under his father's/ indulgent care, Joseph may have exhibited failings/ attending one in his unripe age. <text:s/>But when thrown/ on his resources, he arose to the height of full man-/-hood, armed to resist temptations. <text:s/>It mattered/ nothing to him, if Potiphar owned him as a slave/ and could have disposed of him at pleasure. <text:s/>Enough that/ the Egyptian chief had bought him to do him service, &amp; expected fidelity./</text:span></text:p>
      <text:p text:style-name="P5"><text:span text:style-name="T3"/></text:p>
      <text:p text:style-name="P5"><text:span text:style-name="T3">[Page 7]</text:span></text:p>
      <text:p text:style-name="P5"><text:span text:style-name="T3">An outcast, poor and unprotected, he did not covet </text:span><text:span text:style-name="T2">ends</text:span><text:span text:style-name="T3"> riches/ easily gotten by treachery, pleasures which impunity of-/-fered. <text:s/>The gloom of a dungeon was a refulgent/ light to Joseph, compared with the dazzling sun of iniquity/ To the chief whose approaching release he predicted, the/ cruelly imprisoned youth did not relate the sad past in/ all its brutality, did not murmur against a doom which/ to others must have appeared an injustice from Him,/ whom Abraham his ancestor proclaimed [Hebrew] "the/ Judge of the whole earth." <text:s/>The imprisoned youth simply/ said: "Do remember me, when it will be well with thee, show/ me kindness </text:span><text:span text:style-name="T2">to me</text:span><text:span text:style-name="T3"> I pray thee and make mention of me/ to Pharaoh and bring me out of this house, for indeed/ I was stolen away out of the land of the Hebrews,/ and here also I have done nothing that they should/ put me in a dungeon." <text:s/>Not a complaint against/ God's ordination, perfect submission to the decrees of/ a Divinity that shapes our ends, rough hue them/ how we will. <text:s/>How magnificently shapen by an/ invisible but all watching God! <text:s/>Goodness coming/ forth to hail her beloved, greatness sent to reward/ preeminent virtues in a being, whose filial, fraternal/ and social qualities reached the loftiest pinnacle/ of sublimity./</text:span></text:p>
      <text:p text:style-name="P5"><text:span text:style-name="T3"/></text:p>
      <text:p text:style-name="P5"><text:span text:style-name="T3">[Page 8]</text:span></text:p>
      <text:p text:style-name="P5"><text:span text:style-name="T3">Who wonders that Moses himself went in quest of/ the remains of him, who in every relation of life/ performed in advance the moral injunctions, which/ the son of Amram was destined to promulgate/ for the spread of human civilization? <text:s/>Say the/ Rabbis. <text:s/>On the night that the bondmen's fetters/ were loosened, and Israelites looked for the silver/ and gold with which the Egyptians willingly/ parted, Moses was searching for the dead bones of a/ Hebrew--the midst of virtue, the prince of goodness,/ the type of generosity. <text:s/>To Moses who would incul-/-cate the principles of righteousness as the soul of our/ existence [Hebrew] "Righteousness, righteous/-ness pursue that they mayest live," to the Moses what/ </text:span><text:soft-page-break/><text:span text:style-name="T3">had been left of that body which had enshrined a ground/ spirit was more precious than the treasures which seas/ and mountains hold. <text:s/>Children of my people, study/ the life of Joseph in all its vicissitudes, take the son/ of our patriarch Jacob, as a model, and I feel assured/ that you will become splendid representatives of/ our faith, noble men and women of the Hebrew/ race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9-04T11:40:16.92</meta:creation-date>
    <dc:date>2012-09-04T13:05:50.21</dc:date>
    <dc:creator>Penn Libraries</dc:creator>
    <meta:editing-duration>PT00H01M12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5" meta:paragraph-count="84" meta:word-count="1809" meta:character-count="11080"/>
  </office:meta>
</office:document-meta>
</file>